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Times New Roman1" svg:font-family="'Times New Roman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1f7" officeooo:paragraph-rsid="0016f1f7"/>
    </style:style>
    <style:style style:name="P2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42c40" officeooo:paragraph-rsid="0016f1f7" style:text-blinking="false" fo:background-color="transparen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42c40" officeooo:paragraph-rsid="0016f1f7" style:text-blinking="false" fo:background-color="transparent" style:font-size-asian="11pt" style:font-size-complex="11pt"/>
    </style:style>
    <style:style style:name="P4" style:family="paragraph" style:parent-style-name="Standard">
      <style:text-properties officeooo:rsid="00142c40" officeooo:paragraph-rsid="0016f1f7"/>
    </style:style>
    <style:style style:name="P5" style:family="paragraph" style:parent-style-name="Standard">
      <style:paragraph-properties fo:line-height="200%" fo:text-align="justify" style:justify-single-word="false"/>
      <style:text-properties officeooo:rsid="00142c40" officeooo:paragraph-rsid="0016f1f7" fo:background-color="transparent"/>
    </style:style>
    <style:style style:name="P6" style:family="paragraph" style:parent-style-name="Standard">
      <style:paragraph-properties fo:line-height="115%"/>
      <style:text-properties style:font-name="times new roman" fo:font-size="11pt" officeooo:rsid="0016f1f7" officeooo:paragraph-rsid="0016f1f7" fo:background-color="transparent" style:font-size-asian="11pt" style:font-size-complex="11pt"/>
    </style:style>
    <style:style style:name="P7" style:family="paragraph" style:parent-style-name="Standard">
      <style:text-properties style:font-name="times new roman" fo:font-size="11pt" officeooo:rsid="00142c40" officeooo:paragraph-rsid="0016f1f7" fo:background-color="transparent" style:font-size-asian="11pt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42c40" officeooo:paragraph-rsid="0016f1f7" style:text-blinking="false" fo:background-color="transparent" style:font-name-asian="Courier" style:font-size-asian="11pt" style:font-weight-asian="bold" style:font-name-complex="Courier" style:font-size-complex="11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6f1f7" officeooo:paragraph-rsid="0016f1f7" fo:background-color="transparent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00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style:font-weight-asian="bold" style:font-weight-complex="bold" fo:background-color="#ffff00"/>
    </style:style>
    <style:style style:name="T5" style:family="text">
      <style:text-properties style:font-name="Times New Roman" fo:font-weight="bold" officeooo:rsid="000c91cc" style:font-weight-asian="bold" style:font-weight-complex="bold"/>
    </style:style>
    <style:style style:name="T6" style:family="text">
      <style:text-properties style:font-name="Times New Roman" fo:font-weight="bold" officeooo:rsid="000c91cc" style:font-weight-asian="bold" style:font-weight-complex="bold" fo:background-color="#ffff00"/>
    </style:style>
    <style:style style:name="T7" style:family="text">
      <style:text-properties style:font-name="Times New Roman" fo:font-weight="bold" officeooo:rsid="000cf004" style:font-weight-asian="bold" style:font-weight-complex="bold"/>
    </style:style>
    <style:style style:name="T8" style:family="text">
      <style:text-properties style:font-name="Times New Roman" fo:font-weight="bold" officeooo:rsid="000cf004" style:font-weight-asian="bold" style:font-weight-complex="bold" fo:background-color="#ffff00"/>
    </style:style>
    <style:style style:name="T9" style:family="text">
      <style:text-properties style:font-name="Times New Roman" fo:font-weight="bold" officeooo:rsid="001ebb08" style:font-weight-asian="bold" style:font-weight-complex="bold"/>
    </style:style>
    <style:style style:name="T10" style:family="text">
      <style:text-properties style:font-name="Times New Roman" fo:font-weight="bold" officeooo:rsid="001ebb08" style:font-weight-asian="bold" style:font-weight-complex="bold" fo:background-color="#ffff00"/>
    </style:style>
    <style:style style:name="T11" style:family="text">
      <style:text-properties style:font-name="Times New Roman" fo:font-weight="bold" officeooo:rsid="000f06e1" style:font-weight-asian="bold" style:font-weight-complex="bold"/>
    </style:style>
    <style:style style:name="T12" style:family="text">
      <style:text-properties style:font-name="Times New Roman" fo:font-weight="bold" officeooo:rsid="000c91cc" fo:background-color="transparent" loext:char-shading-value="0" style:font-weight-asian="bold" style:font-weight-complex="bold"/>
    </style:style>
    <style:style style:name="T13" style:family="text">
      <style:text-properties style:font-name="Times New Roman" fo:font-weight="bold" officeooo:rsid="0016f1f7" loext:char-shading-value="0" style:font-weight-asian="bold" style:font-weight-complex="bold" fo:background-color="#ffff00"/>
    </style:style>
    <style:style style:name="T14" style:family="text">
      <style:text-properties style:font-name="Times New Roman" fo:font-weight="bold" officeooo:rsid="000f06e1" fo:background-color="transparent" loext:char-shading-value="0" style:font-weight-asian="bold" style:font-weight-complex="bold"/>
    </style:style>
    <style:style style:name="T15" style:family="text">
      <style:text-properties style:font-name="Times New Roman" fo:font-style="italic" fo:font-weight="bold" style:font-style-asian="italic" style:font-weight-asian="bold" style:font-style-complex="italic" style:font-weight-complex="bold" fo:background-color="#ffff00"/>
    </style:style>
    <style:style style:name="T16" style:family="text">
      <style:text-properties style:font-name="Times New Roman" fo:font-style="italic" fo:font-weight="bold" officeooo:rsid="000c91cc" style:font-style-asian="italic" style:font-weight-asian="bold" style:font-style-complex="italic" style:font-weight-complex="bold"/>
    </style:style>
    <style:style style:name="T1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italic" fo:font-weight="normal" style:font-style-asian="italic" style:font-weight-asian="normal" style:font-style-complex="italic" style:font-weight-complex="normal" fo:background-color="#ffff00"/>
    </style:style>
    <style:style style:name="T19" style:family="text">
      <style:text-properties style:font-name="Times New Roman" fo:font-style="italic" fo:font-weight="normal" officeooo:rsid="000c91cc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fo:font-weight="normal" officeooo:rsid="000c91cc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style:font-name="Times New Roman" fo:font-weight="normal" style:font-weight-asian="normal" style:font-weight-complex="normal"/>
    </style:style>
    <style:style style:name="T22" style:family="text">
      <style:text-properties style:font-name="Times New Roman" fo:font-weight="normal" style:font-weight-asian="normal" style:font-weight-complex="normal" fo:background-color="#ffff00"/>
    </style:style>
    <style:style style:name="T23" style:family="text">
      <style:text-properties style:font-name="Times New Roman" fo:font-weight="normal" officeooo:rsid="001ebb08" style:font-weight-asian="normal" style:font-weight-complex="normal"/>
    </style:style>
    <style:style style:name="T24" style:family="text">
      <style:text-properties style:font-name="Times New Roman" fo:font-weight="normal" officeooo:rsid="001ebb08" style:font-weight-asian="normal" style:font-weight-complex="normal" fo:background-color="#ffff00"/>
    </style:style>
    <style:style style:name="T25" style:family="text">
      <style:text-properties style:font-name="Times New Roman" fo:font-weight="normal" officeooo:rsid="000c91cc" style:font-weight-asian="normal" style:font-weight-complex="normal"/>
    </style:style>
    <style:style style:name="T26" style:family="text">
      <style:text-properties style:font-name="Times New Roman" fo:font-weight="normal" officeooo:rsid="0017caa2" style:font-weight-asian="normal" style:font-weight-complex="normal"/>
    </style:style>
    <style:style style:name="T27" style:family="text">
      <style:text-properties style:font-name="Times New Roman" fo:font-weight="normal" officeooo:rsid="000c91cc" fo:background-color="transparent" loext:char-shading-value="0" style:font-weight-asian="normal" style:font-weight-complex="normal"/>
    </style:style>
    <style:style style:name="T28" style:family="text">
      <style:text-properties style:font-name="Times New Roman" fo:font-weight="normal" officeooo:rsid="001ebb08" fo:background-color="transparent" loext:char-shading-value="0" style:font-weight-asian="normal" style:font-weight-complex="normal"/>
    </style:style>
    <style:style style:name="T29" style:family="text">
      <style:text-properties fo:color="#000000" style:font-name="Times New Roman" fo:font-weight="bold" style:font-weight-asian="bold" style:font-weight-complex="bold"/>
    </style:style>
    <style:style style:name="T30" style:family="text">
      <style:text-properties fo:color="#000000" style:font-name="Times New Roman" fo:font-weight="bold" style:font-weight-asian="bold" style:font-weight-complex="bold" fo:background-color="#ffff00"/>
    </style:style>
    <style:style style:name="T31" style:family="text">
      <style:text-properties fo:color="#000000" style:font-name="Times New Roman" fo:font-weight="bold" officeooo:rsid="000c91cc" style:font-weight-asian="bold" style:font-weight-complex="bold" fo:background-color="#ffff00"/>
    </style:style>
    <style:style style:name="T32" style:family="text">
      <style:text-properties fo:color="#000000" style:font-name="Times New Roman" fo:font-weight="bold" style:font-weight-asian="bold" style:font-weight-complex="bold"/>
    </style:style>
    <style:style style:name="T33" style:family="text">
      <style:text-properties fo:color="#000000" style:font-name="Times New Roman" fo:font-style="italic" fo:font-weight="bold" style:font-style-asian="italic" style:font-weight-asian="bold" style:font-weight-complex="bold" fo:background-color="#ffff00"/>
    </style:style>
    <style:style style:name="T34" style:family="text">
      <style:text-properties fo:color="#000000" style:font-name="Times New Roman" fo:font-style="italic" fo:font-weight="bold" style:font-style-asian="italic" style:font-weight-asian="bold" style:font-style-complex="italic" style:font-weight-complex="bold" fo:background-color="#ffff0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fo:font-weight="bold" officeooo:rsid="00280045" style:text-blinking="false" style:font-weight-asian="bold" style:font-weight-complex="bold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text-underline-style="none" fo:font-weight="bold" officeooo:rsid="001fb649" style:text-blinking="false" style:font-weight-asian="bold" style:font-weight-complex="bold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text-underline-style="none" fo:font-weight="bold" officeooo:rsid="00142c40" style:text-blinking="false" style:font-weight-asian="bold" style:font-weight-complex="bold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text-underline-style="none" fo:font-weight="bold" officeooo:rsid="002213cd" style:text-blinking="false" style:font-weight-asian="bold" style:font-weight-complex="bold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text-underline-style="none" fo:font-weight="normal" officeooo:rsid="0019eea3" style:text-blinking="false" style:font-weight-asian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text-underline-style="none" fo:font-weight="normal" officeooo:rsid="001ebb08" style:text-blinking="false" style:font-weight-asian="normal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text-underline-style="none" fo:font-weight="normal" officeooo:rsid="002213cd" style:text-blinking="false" style:font-weight-asian="normal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80045" style:text-blinking="false" loext:char-shading-value="0" style:font-weight-asian="bold" style:font-weight-complex="bold" loext:padding="0in" loext:border="none" fo:background-color="#ffff00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fb649" style:text-blinking="false" loext:char-shading-value="0" style:font-weight-asian="bold" style:font-weight-complex="bold" loext:padding="0in" loext:border="none" fo:background-color="#ffff00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42c40" style:text-blinking="false" loext:char-shading-value="0" style:font-weight-asian="bold" style:font-weight-complex="bold" loext:padding="0in" loext:border="none" fo:background-color="#ffff00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9eea3" style:text-blinking="false" loext:char-shading-value="0" style:font-weight-asian="bold" style:font-weight-complex="bold" loext:padding="0in" loext:border="none" fo:background-color="#ffff0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ebb08" style:text-blinking="false" loext:char-shading-value="0" style:font-weight-asian="bold" style:font-weight-complex="bold" loext:padding="0in" loext:border="none" fo:background-color="#ffff00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213cd" style:text-blinking="false" loext:char-shading-value="0" style:font-weight-asian="bold" style:font-weight-complex="bold" loext:padding="0in" loext:border="none" fo:background-color="#ffff00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787f7" style:text-blinking="false" loext:char-shading-value="0" style:font-weight-asian="bold" style:font-weight-complex="bold" loext:padding="0in" loext:border="none" fo:background-color="#ffff00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a0d06" style:text-blinking="false" loext:char-shading-value="0" style:font-weight-asian="bold" style:font-weight-complex="bold" loext:padding="0in" loext:border="none" fo:background-color="#ffff00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loext:char-shading-value="0" style:font-weight-asian="bold" style:font-weight-complex="bold" loext:padding="0in" loext:border="none" fo:background-color="#ffff00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80045" style:text-blinking="false" style:font-weight-asian="bold" style:font-weight-complex="bold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80045" style:text-blinking="false" style:font-weight-asian="bold" style:font-weight-complex="bold" loext:padding="0in" loext:border="none" fo:background-color="#ffff00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fb649" style:text-blinking="false" style:font-weight-asian="bold" style:font-weight-complex="bold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fb649" style:text-blinking="false" style:font-weight-asian="bold" style:font-weight-complex="bold" loext:padding="0in" loext:border="none" fo:background-color="#ffff00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42c40" style:text-blinking="false" style:font-weight-asian="bold" style:font-weight-complex="bold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42c40" style:text-blinking="false" style:font-weight-asian="bold" style:font-weight-complex="bold" loext:padding="0in" loext:border="none" fo:background-color="#ffff00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213cd" style:text-blinking="false" style:font-weight-asian="bold" style:font-weight-complex="bold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213cd" style:text-blinking="false" style:font-weight-asian="bold" style:font-weight-complex="bold" loext:padding="0in" loext:border="none" fo:background-color="#ffff00"/>
    </style:style>
    <style:style style:name="T59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787f7" style:text-blinking="false" style:font-weight-asian="bold" style:font-weight-complex="bold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787f7" style:text-blinking="false" style:font-weight-asian="bold" style:font-weight-complex="bold" loext:padding="0in" loext:border="none" fo:background-color="#ffff00"/>
    </style:style>
    <style:style style:name="T61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787f7" style:text-blinking="false" style:font-weight-asian="bold" style:font-weight-complex="bold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a0d06" style:text-blinking="false" style:font-weight-asian="bold" style:font-weight-complex="bold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a0d06" style:text-blinking="false" style:font-weight-asian="bold" style:font-weight-complex="bold" loext:padding="0in" loext:border="none" fo:background-color="#ffff00"/>
    </style:style>
    <style:style style:name="T64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1a0d06" style:text-blinking="false" style:font-weight-asian="bold" style:font-weight-complex="bold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style:font-weight-asian="bold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style:font-weight-asian="bold" style:font-weight-complex="bold" loext:padding="0in" loext:border="none" fo:background-color="#ffff00"/>
    </style:style>
    <style:style style:name="T67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style:font-weight-asian="bold" style:font-weight-complex="bold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9eea3" style:text-blinking="false" loext:char-shading-value="0" style:font-weight-asian="normal" style:font-weight-complex="normal" loext:padding="0in" loext:border="none" fo:background-color="#ffff00"/>
    </style:style>
    <style:style style:name="T69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ebb08" style:text-blinking="false" loext:char-shading-value="0" style:font-weight-asian="normal" style:font-weight-complex="normal" loext:padding="0in" loext:border="none" fo:background-color="#ffff00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213cd" style:text-blinking="false" loext:char-shading-value="0" style:font-weight-asian="normal" style:font-weight-complex="normal" loext:padding="0in" loext:border="none" fo:background-color="#ffff00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9eea3" style:text-blinking="false" style:font-weight-asian="normal" style:font-weight-complex="normal" loext:padding="0in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9eea3" style:text-blinking="false" style:font-weight-asian="normal" style:font-weight-complex="normal" loext:padding="0in" loext:border="none" fo:background-color="#ffff00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ebb08" style:text-blinking="false" style:font-weight-asian="normal" style:font-weight-complex="normal" loext:padding="0in" loext:border="none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1ebb08" style:text-blinking="false" style:font-weight-asian="normal" style:font-weight-complex="normal" loext:padding="0in" loext:border="none" fo:background-color="#ffff00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213cd" style:text-blinking="false" style:font-weight-asian="normal" style:font-weight-complex="normal" loext:padding="0in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213cd" style:text-blinking="false" style:font-weight-asian="normal" style:font-weight-complex="normal" loext:padding="0in" loext:border="none" fo:background-color="#ffff00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1e65b4" style:text-blinking="false" style:font-weight-asian="bold" style:font-weight-complex="bold" loext:padding="0in" loext:border="none" fo:background-color="#ffff00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1e65b4" style:text-blinking="false" style:font-weight-asian="bold" style:font-weight-complex="bold" loext:padding="0in" loext:border="none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1b8b4" style:text-blinking="false" style:font-weight-asian="bold" style:font-weight-complex="bold" loext:padding="0in" loext:border="none" fo:background-color="#ffff00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1b8b4" style:text-blinking="false" style:font-weight-asian="bold" style:font-weight-complex="bold" loext:padding="0in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142c40" style:text-blinking="false" style:font-weight-asian="bold" style:font-weight-complex="bold" loext:padding="0in" loext:border="none" fo:background-color="#ffff00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142c40" style:text-blinking="false" style:font-weight-asian="bold" style:font-weight-complex="bold" loext:padding="0in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19ac2" style:text-blinking="false" style:font-weight-asian="bold" style:font-weight-complex="bold" loext:padding="0in" loext:border="none" fo:background-color="#ffff00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style:text-blinking="false" style:font-weight-asian="bold" style:font-weight-complex="bold" loext:padding="0in" loext:border="none" fo:background-color="#ffff00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style:text-blinking="false" style:font-weight-asian="bold" style:font-weight-complex="bold" loext:padding="0in" loext:border="none" fo:background-color="#ffff00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style:text-blinking="false" style:font-weight-asian="bold" style:font-weight-complex="bold" loext:padding="0in" loext:border="none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219ac2" style:text-blinking="false" style:font-weight-asian="normal" style:font-weight-complex="normal" loext:padding="0in" loext:border="none" fo:background-color="#ffff00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219ac2" style:text-blinking="false" style:font-weight-asian="normal" style:font-weight-complex="normal" loext:padding="0in" loext:border="none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23117b" style:text-blinking="false" style:font-weight-asian="normal" style:font-weight-complex="normal" loext:padding="0in" loext:border="none" fo:background-color="#ffff00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23117b" style:text-blinking="false" style:font-weight-asian="normal" style:font-weight-complex="normal" loext:padding="0in" loext:border="none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style:font-weight-asian="bold" style:font-weight-complex="bold" loext:padding="0in" loext:border="none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e65b4" style:text-blinking="false" style:font-weight-asian="bold" style:font-weight-complex="bold" loext:padding="0in" loext:border="none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21b8b4" style:text-blinking="false" style:font-weight-asian="bold" style:font-weight-complex="bold" loext:padding="0in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42c40" style:text-blinking="false" style:font-weight-asian="bold" style:font-weight-complex="bold" loext:padding="0in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219ac2" style:text-blinking="false" style:font-weight-asian="normal" style:font-weight-complex="normal" loext:padding="0in" loext:border="none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23117b" style:text-blinking="false" style:font-weight-asian="normal" style:font-weight-complex="normal" loext:padding="0in" loext:border="none"/>
    </style:style>
    <style:style style:name="T97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loext:char-shading-value="0" style:font-weight-asian="bold" style:font-weight-complex="bold" loext:padding="0in" loext:border="none" fo:background-color="#ffff00"/>
    </style:style>
    <style:style style:name="T98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officeooo:rsid="00278ef8" style:text-blinking="false" loext:char-shading-value="0" style:font-weight-asian="bold" style:font-weight-complex="bold" loext:padding="0in" loext:border="none" fo:background-color="#ffff00"/>
    </style:style>
    <style:style style:name="T99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loext:char-shading-value="0" style:font-weight-asian="normal" style:font-weight-complex="normal" loext:padding="0in" loext:border="none" fo:background-color="#ffff00"/>
    </style:style>
    <style:style style:name="T100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78ef8" style:text-blinking="false" loext:char-shading-value="0" style:font-weight-asian="normal" style:font-weight-complex="normal" loext:padding="0in" loext:border="none" fo:background-color="#ffff00"/>
    </style:style>
    <style:style style:name="T101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style:font-weight-asian="normal" style:font-weight-complex="normal" loext:padding="0in" loext:border="none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style:font-weight-asian="normal" style:font-weight-complex="normal" loext:padding="0in" loext:border="none" fo:background-color="#ffff00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style:font-weight-asian="normal" style:font-weight-complex="normal" loext:padding="0in" loext:border="none"/>
    </style:style>
    <style:style style:name="T104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loext:char-shading-value="0" style:font-style-asian="italic" style:font-weight-asian="bold" style:font-weight-complex="bold" loext:padding="0in" loext:border="none" fo:background-color="#ffff00"/>
    </style:style>
    <style:style style:name="T105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278ef8" style:text-blinking="false" loext:char-shading-value="0" style:font-style-asian="italic" style:font-weight-asian="bold" style:font-weight-complex="bold" loext:padding="0in" loext:border="none" fo:background-color="#ffff00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loext:char-shading-value="0" style:font-style-asian="italic" style:font-weight-asian="normal" style:font-weight-complex="normal" loext:padding="0in" loext:border="none" fo:background-color="#ffff00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loext:char-shading-value="0" style:font-style-asian="italic" style:font-weight-asian="normal" style:font-weight-complex="normal" loext:padding="0in" loext:border="none" fo:background-color="#ffff00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style:font-style-asian="italic" style:font-weight-asian="normal" style:font-weight-complex="normal" loext:padding="0in" loext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style:font-style-asian="italic" style:font-weight-asian="normal" style:font-weight-complex="normal" loext:padding="0in" loext:border="none" fo:background-color="#ffff00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style:font-style-asian="italic" style:font-weight-asian="normal" style:font-weight-complex="normal" loext:padding="0in" loext:border="none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style:font-style-asian="italic" style:font-weight-asian="normal" style:font-weight-complex="normal" loext:padding="0in" loext:border="none"/>
    </style:style>
    <style:style style:name="T112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style:font-style-asian="italic" style:font-weight-asian="normal" style:font-weight-complex="normal" loext:padding="0in" loext:border="none" fo:background-color="#ffff00"/>
    </style:style>
    <style:style style:name="T113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style:font-style-asian="italic" style:font-weight-asian="normal" style:font-weight-complex="normal" loext:padding="0in" loext:border="none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loext:char-shading-value="0" style:font-size-asian="12pt" style:font-style-asian="normal" style:font-weight-asian="normal" style:font-size-complex="12pt" style:font-weight-complex="normal" loext:padding="0in" loext:border="none" fo:background-color="#ffff00"/>
    </style:style>
    <style:style style:name="T1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loext:char-shading-value="0" style:font-size-asian="12pt" style:font-style-asian="normal" style:font-weight-asian="bold" style:font-size-complex="12pt" style:font-weight-complex="bold" loext:padding="0in" loext:border="none" fo:background-color="#ffff00"/>
    </style:style>
    <style:style style:name="T116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loext:char-shading-value="0" style:font-size-asian="12pt" style:font-weight-asian="normal" style:font-size-complex="12pt" style:font-weight-complex="normal" loext:padding="0in" loext:border="none" fo:background-color="#ffff00"/>
    </style:style>
    <style:style style:name="T117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bold" style:text-blinking="false" loext:char-shading-value="0" style:font-size-asian="12pt" style:font-weight-asian="bold" style:font-size-complex="12pt" style:font-weight-complex="bold" loext:padding="0in" loext:border="none" fo:background-color="#ffff00"/>
    </style:style>
    <style:style style:name="T11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weight-asian="bold" style:font-weight-complex="bold" loext:padding="0in" loext:border="none"/>
    </style:style>
    <style:style style:name="T11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e65b4" style:text-blinking="false" style:font-weight-asian="bold" style:font-weight-complex="bold" loext:padding="0in" loext:border="none"/>
    </style:style>
    <style:style style:name="T12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b8b4" style:text-blinking="false" style:font-weight-asian="bold" style:font-weight-complex="bold" loext:padding="0in" loext:border="none"/>
    </style:style>
    <style:style style:name="T12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42c40" style:text-blinking="false" style:font-weight-asian="bold" style:font-weight-complex="bold" loext:padding="0in" loext:border="none"/>
    </style:style>
    <style:style style:name="T1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9ac2" style:text-blinking="false" style:font-weight-asian="normal" style:font-weight-complex="normal" loext:padding="0in" loext:border="none"/>
    </style:style>
    <style:style style:name="T1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117b" style:text-blinking="false" style:font-weight-asian="normal" style:font-weight-complex="normal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" fo:font-style="normal" style:text-underline-style="none" officeooo:rsid="0024bc00" style:text-blinking="false" style:font-style-asian="normal" style:font-style-complex="normal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" fo:font-style="normal" style:text-underline-style="none" officeooo:rsid="0020ed41" style:text-blinking="false" style:font-style-asian="normal" style:font-style-complex="normal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" fo:font-style="normal" style:text-underline-style="none" style:text-blinking="false" style:font-style-asian="normal" style:font-style-complex="normal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" fo:font-style="normal" style:text-underline-style="none" fo:font-weight="normal" officeooo:rsid="0024bc00" style:text-blinking="false" style:font-style-asian="normal" style:font-weight-asian="normal" style:font-style-complex="normal" style:font-weight-complex="normal" loext:padding="0in" loext:border="none"/>
    </style:style>
    <style:style style:name="T128" style:family="text">
      <style:text-properties fo:font-weight="normal" officeooo:rsid="00205f90" style:font-weight-asian="normal" style:font-weight-complex="normal" loext:padding="0in" loext:border="none"/>
    </style:style>
    <style:style style:name="T129" style:family="text">
      <style:text-properties style:font-name="Times new roman" fo:font-weight="bold" officeooo:rsid="001787f7" style:font-weight-asian="bold" style:font-weight-complex="bold" loext:padding="0in" loext:border="none"/>
    </style:style>
    <style:style style:name="T130" style:family="text">
      <style:text-properties style:font-name="Times new roman" fo:font-weight="bold" officeooo:rsid="001787f7" style:font-weight-asian="bold" style:font-weight-complex="bold" loext:padding="0in" loext:border="none" fo:background-color="#ffff00"/>
    </style:style>
    <style:style style:name="T131" style:family="text">
      <style:text-properties style:font-name="Times new roman" fo:font-weight="bold" officeooo:rsid="00215053" style:font-weight-asian="bold" style:font-weight-complex="bold" loext:padding="0in" loext:border="none"/>
    </style:style>
    <style:style style:name="T132" style:family="text">
      <style:text-properties style:font-name="Times new roman" fo:font-weight="bold" officeooo:rsid="00215053" style:font-weight-asian="bold" style:font-weight-complex="bold" loext:padding="0in" loext:border="none" fo:background-color="#ffff00"/>
    </style:style>
    <style:style style:name="T133" style:family="text">
      <style:text-properties style:font-name="Times new roman" fo:font-weight="bold" officeooo:rsid="002213cd" style:font-weight-asian="bold" style:font-weight-complex="bold" loext:padding="0in" loext:border="none"/>
    </style:style>
    <style:style style:name="T134" style:family="text">
      <style:text-properties style:font-name="Times new roman" fo:font-weight="bold" officeooo:rsid="002213cd" style:font-weight-asian="bold" style:font-weight-complex="bold" loext:padding="0in" loext:border="none" fo:background-color="#ffff00"/>
    </style:style>
    <style:style style:name="T135" style:family="text">
      <style:text-properties style:font-name="Times new roman" fo:font-weight="bold" officeooo:rsid="00215c00" style:font-weight-asian="bold" style:font-weight-complex="bold" loext:padding="0in" loext:border="none" fo:background-color="#ffff00"/>
    </style:style>
    <style:style style:name="T136" style:family="text">
      <style:text-properties style:font-name="Times new roman" fo:font-weight="bold" officeooo:rsid="00205f90" style:font-weight-asian="bold" style:font-weight-complex="bold" loext:padding="0in" loext:border="none" fo:background-color="#ffff00"/>
    </style:style>
    <style:style style:name="T137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138" style:family="text">
      <style:text-properties style:font-name="Times new roman" fo:font-weight="bold" officeooo:rsid="0023117b" style:font-weight-asian="bold" style:font-weight-complex="bold" loext:padding="0in" loext:border="none" fo:background-color="#ffff00"/>
    </style:style>
    <style:style style:name="T139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140" style:family="text">
      <style:text-properties style:font-name="Times new roman" fo:font-weight="bold" officeooo:rsid="0024bc00" style:font-weight-asian="bold" style:font-weight-complex="bold" loext:padding="0in" loext:border="none" fo:background-color="#ffff00"/>
    </style:style>
    <style:style style:name="T141" style:family="text">
      <style:text-properties style:font-name="Times new roman" fo:font-weight="bold" officeooo:rsid="00280045" style:font-weight-asian="bold" style:font-weight-complex="bold" loext:padding="0in" loext:border="none" fo:background-color="#ffff00"/>
    </style:style>
    <style:style style:name="T142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/>
    </style:style>
    <style:style style:name="T143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 fo:background-color="#ffff00"/>
    </style:style>
    <style:style style:name="T144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/>
    </style:style>
    <style:style style:name="T145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/>
    </style:style>
    <style:style style:name="T146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 fo:background-color="#ffff00"/>
    </style:style>
    <style:style style:name="T147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/>
    </style:style>
    <style:style style:name="T148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/>
    </style:style>
    <style:style style:name="T149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 fo:background-color="#ffff00"/>
    </style:style>
    <style:style style:name="T150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/>
    </style:style>
    <style:style style:name="T151" style:family="text">
      <style:text-properties style:font-name="Times new roman" officeooo:rsid="00215c00" style:font-weight-asian="normal" style:font-weight-complex="normal" loext:padding="0in" loext:border="none"/>
    </style:style>
    <style:style style:name="T152" style:family="text">
      <style:text-properties style:font-name="Times new roman" officeooo:rsid="00215c00" style:font-weight-asian="normal" style:font-weight-complex="normal" loext:padding="0in" loext:border="none" fo:background-color="#ffff00"/>
    </style:style>
    <style:style style:name="T153" style:family="text">
      <style:text-properties style:font-name="Times new roman" officeooo:rsid="00205f90" style:font-weight-asian="normal" style:font-weight-complex="normal" loext:padding="0in" loext:border="none"/>
    </style:style>
    <style:style style:name="T154" style:family="text">
      <style:text-properties style:font-name="Times new roman" officeooo:rsid="00205f90" style:font-weight-asian="normal" style:font-weight-complex="normal" loext:padding="0in" loext:border="none" fo:background-color="#ffff00"/>
    </style:style>
    <style:style style:name="T155" style:family="text">
      <style:text-properties style:font-name="Times new roman" officeooo:rsid="0024bc00" style:font-weight-asian="normal" style:font-weight-complex="normal" loext:padding="0in" loext:border="none"/>
    </style:style>
    <style:style style:name="T156" style:family="text">
      <style:text-properties style:font-name="Times new roman" officeooo:rsid="0024bc00" style:font-weight-asian="normal" style:font-weight-complex="normal" loext:padding="0in" loext:border="none" fo:background-color="#ffff00"/>
    </style:style>
    <style:style style:name="T157" style:family="text">
      <style:text-properties style:font-name="Times new roman" officeooo:rsid="0024bc00" style:font-weight-asian="normal" style:font-weight-complex="normal" loext:padding="0in" loext:border="none"/>
    </style:style>
    <style:style style:name="T158" style:family="text">
      <style:text-properties style:font-name="Times new roman" officeooo:rsid="00280045" style:font-weight-asian="normal" style:font-weight-complex="normal" loext:padding="0in" loext:border="none"/>
    </style:style>
    <style:style style:name="T159" style:family="text">
      <style:text-properties style:font-name="Times new roman" officeooo:rsid="00280045" style:font-weight-asian="normal" style:font-weight-complex="normal" loext:padding="0in" loext:border="none" fo:background-color="#ffff00"/>
    </style:style>
    <style:style style:name="T160" style:family="text">
      <style:text-properties style:font-name="Times new roman" officeooo:rsid="00280045" style:font-weight-asian="normal" style:font-weight-complex="normal" loext:padding="0in" loext:border="none"/>
    </style:style>
    <style:style style:name="T161" style:family="text">
      <style:text-properties style:font-name="Times new roman" fo:font-weight="normal" officeooo:rsid="00205f90" style:font-weight-asian="normal" style:font-weight-complex="normal" loext:padding="0in" loext:border="none"/>
    </style:style>
    <style:style style:name="T162" style:family="text">
      <style:text-properties style:font-name="Times new roman" fo:font-weight="normal" officeooo:rsid="00205f90" style:font-weight-asian="normal" style:font-weight-complex="normal" loext:padding="0in" loext:border="none" fo:background-color="#ffff00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officeooo:rsid="000c91cc" style:font-weight-asian="bold" style:font-weight-complex="bold"/>
    </style:style>
    <style:style style:name="T165" style:family="text">
      <style:text-properties fo:font-weight="bold" officeooo:rsid="001787f7" style:font-weight-asian="bold" style:font-weight-complex="bold" loext:padding="0in" loext:border="none"/>
    </style:style>
    <style:style style:name="T166" style:family="text">
      <style:text-properties fo:font-weight="bold" officeooo:rsid="00215053" style:font-weight-asian="bold" style:font-weight-complex="bold" loext:padding="0in" loext:border="none"/>
    </style:style>
    <style:style style:name="T167" style:family="text">
      <style:text-properties fo:font-weight="bold" officeooo:rsid="002213cd" style:font-weight-asian="bold" style:font-weight-complex="bold" loext:padding="0in" loext:border="none"/>
    </style:style>
    <style:style style:name="T168" style:family="text">
      <style:text-properties style:text-underline-style="solid" style:text-underline-width="auto" style:text-underline-color="font-color"/>
    </style:style>
    <style:style style:name="T169" style:family="text">
      <style:text-properties officeooo:rsid="00215c00" style:font-weight-asian="normal" style:font-weight-complex="normal" loext:padding="0in" loext:border="none"/>
    </style:style>
    <style:style style:name="T170" style:family="text">
      <style:text-properties officeooo:rsid="00205f90" style:font-weight-asian="normal" style:font-weight-complex="normal" loext:padding="0in" loext:border="none"/>
    </style:style>
    <style:style style:name="T171" style:family="text">
      <style:text-properties officeooo:rsid="0016f1f7" style:font-weight-asian="normal" style:font-weight-complex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8">List of Supplementary material</text:span>:</text:p>
      <text:p text:style-name="P1"/>
      <text:p text:style-name="P6"><text:span text:style-name="T35">Supplementary Figure S</text:span><text:span text:style-name="T36">1</text:span><text:span text:style-name="T37">. <text:s/></text:span><text:span text:style-name="T39">Number of markers used for each analysis. </text:span><text:span text:style-name="T40">H</text:span><text:span text:style-name="T39">istogram of distribution, and raw data with smooth along hybrid index (HI). </text:span></text:p>
      <text:p text:style-name="P6"><text:span text:style-name="T38"/></text:p>
      <text:p text:style-name="P3"><text:span text:style-name="T165">Supplementary Figure S</text:span><text:span text:style-name="T166">2</text:span><text:span text:style-name="T167">. </text:span><text:span text:style-name="T169">Distribution </text:span><text:span text:style-name="T170">of helminths </text:span><text:span text:style-name="T169">counts</text:span><text:span text:style-name="T170"> in all mice investigated for worms (N=585)</text:span></text:p>
      <text:p text:style-name="P3"><text:span text:style-name="T170"/></text:p>
      <text:p text:style-name="P8"><text:span text:style-name="T170">Supplementary </text:span><text:span text:style-name="T171">Table</text:span><text:span text:style-name="T170"> S3. </text:span><text:span text:style-name="T128">Raw data</text:span></text:p>
      <text:p text:style-name="P6"><text:span text:style-name="T163"/></text:p>
      <text:p text:style-name="P6"><text:span text:style-name="T118">S</text:span><text:span text:style-name="T119">upplementary Figure S</text:span><text:span text:style-name="T120">4</text:span><text:span text:style-name="T119">.</text:span><text:span text:style-name="T121"> <text:s/></text:span><text:span text:style-name="T122">Choice of distribution </text:span><text:span text:style-name="T123">for (positive) parasite loads (intensity)</text:span></text:p>
      <text:p text:style-name="P7"><text:span text:style-name="T164"/></text:p>
      <text:p text:style-name="P4"><text:span text:style-name="T12">Supplementary Table S</text:span><text:span text:style-name="T14">5</text:span><text:span text:style-name="T12">. </text:span><text:span text:style-name="T27">Table of prevalence of pinworms and </text:span><text:span text:style-name="T20">Eimeria</text:span><text:span text:style-name="T27"> spp. by weight category </text:span><text:span text:style-name="T28">and sex</text:span><text:span text:style-name="T27">. </text:span></text:p>
      <text:p text:style-name="P4"><text:span text:style-name="T13"/></text:p>
      <text:p text:style-name="P5"><text:span text:style-name="T59">Supplementary Figure </text:span><text:span text:style-name="T62">S6</text:span><text:span text:style-name="T65">. </text:span><text:span text:style-name="T101">Probability of infection is constant and intensity of </text:span><text:span text:style-name="T108">Eimeria </text:span><text:span text:style-name="T111">ferrisi</text:span><text:span text:style-name="T101"> infection is reduced in hybrids.</text:span></text:p>
      <text:p text:style-name="P2"><text:span text:style-name="T142">Supplementary </text:span><text:span text:style-name="T145">Figure</text:span><text:span text:style-name="T142"> S</text:span><text:span text:style-name="T148">7</text:span><text:span text:style-name="T137">. </text:span><text:span text:style-name="T155">No decrease </text:span><text:span text:style-name="T158">or increase</text:span><text:span text:style-name="T155"> in mortality in more admixed mice.</text:span></text:p>
      <text:p text:style-name="P9"><text:span text:style-name="T124">Supplementary </text:span><text:span text:style-name="T126">Table S8.</text:span><text:span text:style-name="T127"> </text:span><text:span text:style-name="T21">Models </text:span><text:span text:style-name="T26">full</text:span><text:span text:style-name="T21"> parameters</text:span></text:p>
      <text:p text:style-name="P1"><text:span text:style-name="T30"/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Times New Roman1" svg:font-family="'Times New Roman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43:36.909682042</meta:creation-date>
    <dc:date>2019-10-07T19:07:30.595191592</dc:date>
    <meta:editing-duration>PT23M5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09" meta:character-count="755" meta:non-whitespace-character-count="651"/>
  </office:meta>
</office:document-meta>
</file>